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3">
      <style:table-cell-properties fo:border="thin solid #000000"/>
      <style:text-properties fo:font-size="12pt" style:font-size-asian="12pt" style:font-size-complex="12pt"/>
    </style:style>
    <style:style style:name="ce7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8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 fo:background-color="#D9D9D9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15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447619047619cm"/>
    </style:style>
    <style:style style:name="co3" style:family="table-column">
      <style:table-column-properties fo:break-before="auto" style:column-width="10.492619047619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5642857142857cm"/>
    </style:style>
    <style:style style:name="co7" style:family="table-column">
      <style:table-column-properties fo:break-before="auto" style:column-width="5.1102380952381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93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36" table:default-cell-style-name="ce14"/>
        <table:table-column table:style-name="co7" table:default-cell-style-name="ce14"/>
        <table:table-column table:style-name="co1" table:number-columns-repeated="16342" table:default-cell-style-name="ce14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3" table:style-name="ce5">
            <text:p>2023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9456" table:style-name="ce6">
            <text:p>9,456</text:p>
          </table:table-cell>
          <table:table-cell office:value-type="float" office:value="8547.1523535835295" table:style-name="ce7">
            <text:p>8,547.15</text:p>
          </table:table-cell>
          <table:table-cell office:value-type="float" office:value="17218" table:style-name="ce6">
            <text:p>17,218</text:p>
          </table:table-cell>
          <table:table-cell office:value-type="float" office:value="16051.02705350456" table:style-name="ce7">
            <text:p>16,051.03</text:p>
          </table:table-cell>
          <table:table-cell office:value-type="float" office:value="11207" table:style-name="ce6">
            <text:p>11,207</text:p>
          </table:table-cell>
          <table:table-cell office:value-type="float" office:value="10868.6768100591" table:style-name="ce7">
            <text:p>10,868.68</text:p>
          </table:table-cell>
          <table:table-cell office:value-type="float" office:value="4369" table:style-name="ce6">
            <text:p>4,369</text:p>
          </table:table-cell>
          <table:table-cell office:value-type="float" office:value="4279.7774099108028" table:style-name="ce7">
            <text:p>4,279.78</text:p>
          </table:table-cell>
          <table:table-cell office:value-type="float" office:value="342" table:style-name="ce6">
            <text:p>342</text:p>
          </table:table-cell>
          <table:table-cell office:value-type="float" office:value="337.16756756769996" table:style-name="ce7">
            <text:p>337.17</text:p>
          </table:table-cell>
          <table:table-cell office:value-type="float" office:value="185" table:style-name="ce6">
            <text:p>185</text:p>
          </table:table-cell>
          <table:table-cell office:value-type="float" office:value="179.00303153160002" table:style-name="ce7">
            <text:p>179.00</text:p>
          </table:table-cell>
          <table:table-cell office:value-type="float" office:value="42777" table:style-name="ce8">
            <text:p>42,777</text:p>
          </table:table-cell>
          <table:table-cell office:value-type="float" office:value="40262.804226157299" table:style-name="ce9">
            <text:p>40,262.80</text:p>
          </table:table-cell>
          <table:table-cell office:value-type="float" office:value="4564" table:style-name="ce6">
            <text:p>4,564</text:p>
          </table:table-cell>
          <table:table-cell office:value-type="float" office:value="4389.3511672150971" table:style-name="ce7">
            <text:p>4,389.35</text:p>
          </table:table-cell>
          <table:table-cell office:value-type="float" office:value="882" table:style-name="ce6">
            <text:p>882</text:p>
          </table:table-cell>
          <table:table-cell office:value-type="float" office:value="876.24148588420007" table:style-name="ce7">
            <text:p>876.2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5446" table:style-name="ce8">
            <text:p>5,446</text:p>
          </table:table-cell>
          <table:table-cell office:value-type="float" office:value="5265.5926530992974" table:style-name="ce9">
            <text:p>5,265.59</text:p>
          </table:table-cell>
          <table:table-cell table:style-name="ce7"/>
          <table:table-cell office:value-type="float" office:value="48223" table:style-name="ce8">
            <text:p>48,223</text:p>
          </table:table-cell>
          <table:table-cell office:value-type="float" office:value="45528.396879256594" table:style-name="ce9">
            <text:p>45,528.40</text:p>
          </table:table-cell>
          <table:table-cell office:value-type="currency" office:value="112911464.09999999" table:style-name="ce10">
            <text:p>£112,911,464.10</text:p>
          </table:table-cell>
          <table:table-cell office:value-type="currency" office:value="9535417.8899999931" table:style-name="ce10">
            <text:p>£9,535,417.89</text:p>
          </table:table-cell>
          <table:table-cell office:value-type="currency" office:value="1348751.94" table:style-name="ce10">
            <text:p>£1,348,751.94</text:p>
          </table:table-cell>
          <table:table-cell office:value-type="currency" office:value="2824201.07" table:style-name="ce10">
            <text:p>£2,824,201.07</text:p>
          </table:table-cell>
          <table:table-cell office:value-type="currency" office:value="32448078.590000004" table:style-name="ce10">
            <text:p>£32,448,078.59</text:p>
          </table:table-cell>
          <table:table-cell office:value-type="currency" office:value="12795476.209999999" table:style-name="ce10">
            <text:p>£12,795,476.21</text:p>
          </table:table-cell>
          <table:table-cell office:value-type="currency" office:value="171863389.79999998" table:style-name="ce11">
            <text:p>£171,863,389.80</text:p>
          </table:table-cell>
          <table:table-cell office:value-type="currency" office:value="20551256.219999995" table:style-name="ce10">
            <text:p>£20,551,256.22</text:p>
          </table:table-cell>
          <table:table-cell office:value-type="currency" office:value="3223429.0599999991" table:style-name="ce10">
            <text:p>£3,223,429.06</text:p>
          </table:table-cell>
          <table:table-cell office:value-type="currency" office:value="23774685.279999994" table:style-name="ce11">
            <text:p>£23,774,685.28</text:p>
          </table:table-cell>
          <table:table-cell office:value-type="currency" office:value="195638075.07999998" table:style-name="ce12">
            <text:p>£195,638,075.08</text:p>
          </table:table-cell>
          <table:table-cell office:value-type="string" table:style-name="ce13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25" table:style-name="ce6">
            <text:p>425</text:p>
          </table:table-cell>
          <table:table-cell office:value-type="float" office:value="321.25972972699975" table:style-name="ce7">
            <text:p>321.26</text:p>
          </table:table-cell>
          <table:table-cell office:value-type="float" office:value="306" table:style-name="ce6">
            <text:p>306</text:p>
          </table:table-cell>
          <table:table-cell office:value-type="float" office:value="273.28691891900013" table:style-name="ce7">
            <text:p>273.29</text:p>
          </table:table-cell>
          <table:table-cell office:value-type="float" office:value="446" table:style-name="ce6">
            <text:p>446</text:p>
          </table:table-cell>
          <table:table-cell office:value-type="float" office:value="431.26972972920004" table:style-name="ce7">
            <text:p>431.27</text:p>
          </table:table-cell>
          <table:table-cell office:value-type="float" office:value="107" table:style-name="ce6">
            <text:p>107</text:p>
          </table:table-cell>
          <table:table-cell office:value-type="float" office:value="105.2689189189" table:style-name="ce7">
            <text:p>105.27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7">
            <text:p>10.00</text:p>
          </table:table-cell>
          <table:table-cell office:value-type="float" office:value="9" table:style-name="ce6">
            <text:p>9</text:p>
          </table:table-cell>
          <table:table-cell office:value-type="float" office:value="8.4" table:style-name="ce7">
            <text:p>8.40</text:p>
          </table:table-cell>
          <table:table-cell office:value-type="float" office:value="1303" table:style-name="ce8">
            <text:p>1,303</text:p>
          </table:table-cell>
          <table:table-cell office:value-type="float" office:value="1149.4852972941001" table:style-name="ce9">
            <text:p>1,149.4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7">
            <text:p>12.00</text:p>
          </table:table-cell>
          <table:table-cell office:value-type="float" office:value="12" table:style-name="ce8">
            <text:p>12</text:p>
          </table:table-cell>
          <table:table-cell office:value-type="float" office:value="12" table:style-name="ce9">
            <text:p>12.00</text:p>
          </table:table-cell>
          <table:table-cell table:style-name="ce7"/>
          <table:table-cell office:value-type="float" office:value="1315" table:style-name="ce8">
            <text:p>1,315</text:p>
          </table:table-cell>
          <table:table-cell office:value-type="float" office:value="1161.4852972941001" table:style-name="ce9">
            <text:p>1,161.49</text:p>
          </table:table-cell>
          <table:table-cell office:value-type="currency" office:value="2900911.6000000006" table:style-name="ce10">
            <text:p>£2,900,911.60</text:p>
          </table:table-cell>
          <table:table-cell office:value-type="currency" office:value="24467.95" table:style-name="ce10">
            <text:p>£24,467.95</text:p>
          </table:table-cell>
          <table:table-cell office:value-type="currency" office:value="0" table:style-name="ce10">
            <text:p>£0.00</text:p>
          </table:table-cell>
          <table:table-cell office:value-type="currency" office:value="204597.57" table:style-name="ce10">
            <text:p>£204,597.57</text:p>
          </table:table-cell>
          <table:table-cell office:value-type="currency" office:value="789351.69" table:style-name="ce10">
            <text:p>£789,351.69</text:p>
          </table:table-cell>
          <table:table-cell office:value-type="currency" office:value="310459.43999999994" table:style-name="ce10">
            <text:p>£310,459.44</text:p>
          </table:table-cell>
          <table:table-cell office:value-type="currency" office:value="4229788.25" table:style-name="ce11">
            <text:p>£4,229,788.25</text:p>
          </table:table-cell>
          <table:table-cell office:value-type="currency" office:value="186475.13" table:style-name="ce10">
            <text:p>£186,475.13</text:p>
          </table:table-cell>
          <table:table-cell office:value-type="currency" office:value="0" table:style-name="ce10">
            <text:p>£0.00</text:p>
          </table:table-cell>
          <table:table-cell office:value-type="currency" office:value="186475.13" table:style-name="ce11">
            <text:p>£186,475.13</text:p>
          </table:table-cell>
          <table:table-cell office:value-type="currency" office:value="4416263.38" table:style-name="ce12">
            <text:p>£4,416,263.38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76" table:style-name="ce6">
            <text:p>176</text:p>
          </table:table-cell>
          <table:table-cell office:value-type="float" office:value="170.1" table:style-name="ce7">
            <text:p>170.10</text:p>
          </table:table-cell>
          <table:table-cell office:value-type="float" office:value="424" table:style-name="ce6">
            <text:p>424</text:p>
          </table:table-cell>
          <table:table-cell office:value-type="float" office:value="404.2" table:style-name="ce7">
            <text:p>404.20</text:p>
          </table:table-cell>
          <table:table-cell office:value-type="float" office:value="403" table:style-name="ce6">
            <text:p>403</text:p>
          </table:table-cell>
          <table:table-cell office:value-type="float" office:value="395.5" table:style-name="ce7">
            <text:p>395.50</text:p>
          </table:table-cell>
          <table:table-cell office:value-type="float" office:value="37" table:style-name="ce6">
            <text:p>37</text:p>
          </table:table-cell>
          <table:table-cell office:value-type="float" office:value="36.700000000000003" table:style-name="ce7">
            <text:p>36.70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7">
            <text:p>15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055" table:style-name="ce8">
            <text:p>1,055</text:p>
          </table:table-cell>
          <table:table-cell office:value-type="float" office:value="1021.5" table:style-name="ce9">
            <text:p>1,021.5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.00</text:p>
          </table:table-cell>
          <table:table-cell office:value-type="float" office:value="2" table:style-name="ce6">
            <text:p>2</text:p>
          </table:table-cell>
          <table:table-cell office:value-type="float" office:value="0.6" table:style-name="ce7">
            <text:p>0.6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3" table:style-name="ce8">
            <text:p>3</text:p>
          </table:table-cell>
          <table:table-cell office:value-type="float" office:value="1.6" table:style-name="ce9">
            <text:p>1.60</text:p>
          </table:table-cell>
          <table:table-cell table:style-name="ce7"/>
          <table:table-cell office:value-type="float" office:value="1058" table:style-name="ce8">
            <text:p>1,058</text:p>
          </table:table-cell>
          <table:table-cell office:value-type="float" office:value="1023.1" table:style-name="ce9">
            <text:p>1,023.10</text:p>
          </table:table-cell>
          <table:table-cell office:value-type="currency" office:value="3766788" table:style-name="ce10">
            <text:p>£3,766,788.00</text:p>
          </table:table-cell>
          <table:table-cell office:value-type="currency" office:value="143696" table:style-name="ce10">
            <text:p>£143,696.00</text:p>
          </table:table-cell>
          <table:table-cell office:value-type="currency" office:value="0" table:style-name="ce10">
            <text:p>£0.00</text:p>
          </table:table-cell>
          <table:table-cell office:value-type="currency" office:value="11973" table:style-name="ce10">
            <text:p>£11,973.00</text:p>
          </table:table-cell>
          <table:table-cell office:value-type="currency" office:value="1034841" table:style-name="ce10">
            <text:p>£1,034,841.00</text:p>
          </table:table-cell>
          <table:table-cell office:value-type="currency" office:value="447343" table:style-name="ce10">
            <text:p>£447,343.00</text:p>
          </table:table-cell>
          <table:table-cell office:value-type="currency" office:value="5404641" table:style-name="ce11">
            <text:p>£5,404,641.00</text:p>
          </table:table-cell>
          <table:table-cell office:value-type="currency" office:value="15474" table:style-name="ce10">
            <text:p>£15,474.00</text:p>
          </table:table-cell>
          <table:table-cell office:value-type="currency" office:value="0" table:style-name="ce10">
            <text:p>£0.00</text:p>
          </table:table-cell>
          <table:table-cell office:value-type="currency" office:value="15474" table:style-name="ce11">
            <text:p>£15,474.00</text:p>
          </table:table-cell>
          <table:table-cell office:value-type="currency" office:value="5420115" table:style-name="ce12">
            <text:p>£5,420,115.00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Office of the Immigration Services Commissioner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7">
            <text:p>7.00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7">
            <text:p>9.00</text:p>
          </table:table-cell>
          <table:table-cell office:value-type="float" office:value="37" table:style-name="ce6">
            <text:p>37</text:p>
          </table:table-cell>
          <table:table-cell office:value-type="float" office:value="37" table:style-name="ce7">
            <text:p>37.00</text:p>
          </table:table-cell>
          <table:table-cell office:value-type="float" office:value="3" table:style-name="ce6">
            <text:p>3</text:p>
          </table:table-cell>
          <table:table-cell office:value-type="float" office:value="2.8" table:style-name="ce7">
            <text:p>2.80</text:p>
          </table:table-cell>
          <table:table-cell office:value-type="float" office:value="3" table:style-name="ce6">
            <text:p>3</text:p>
          </table:table-cell>
          <table:table-cell office:value-type="float" office:value="2.8" table:style-name="ce7">
            <text:p>2.8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59" table:style-name="ce8">
            <text:p>59</text:p>
          </table:table-cell>
          <table:table-cell office:value-type="float" office:value="58.599999999999994" table:style-name="ce9">
            <text:p>58.6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59" table:style-name="ce8">
            <text:p>59</text:p>
          </table:table-cell>
          <table:table-cell office:value-type="float" office:value="58.599999999999994" table:style-name="ce9">
            <text:p>58.60</text:p>
          </table:table-cell>
          <table:table-cell office:value-type="currency" office:value="184533.63" table:style-name="ce10">
            <text:p>£184,533.63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48866.03" table:style-name="ce10">
            <text:p>£48,866.03</text:p>
          </table:table-cell>
          <table:table-cell office:value-type="currency" office:value="19625.95" table:style-name="ce10">
            <text:p>£19,625.95</text:p>
          </table:table-cell>
          <table:table-cell office:value-type="currency" office:value="253025.61000000002" table:style-name="ce11">
            <text:p>£253,025.61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253025.61000000002" table:style-name="ce12">
            <text:p>£253,025.61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96" table:style-name="ce6">
            <text:p>96</text:p>
          </table:table-cell>
          <table:table-cell office:value-type="float" office:value="90.81" table:style-name="ce7">
            <text:p>90.81</text:p>
          </table:table-cell>
          <table:table-cell office:value-type="float" office:value="117" table:style-name="ce6">
            <text:p>117</text:p>
          </table:table-cell>
          <table:table-cell office:value-type="float" office:value="115.59" table:style-name="ce7">
            <text:p>115.59</text:p>
          </table:table-cell>
          <table:table-cell office:value-type="float" office:value="97" table:style-name="ce6">
            <text:p>97</text:p>
          </table:table-cell>
          <table:table-cell office:value-type="float" office:value="96.23" table:style-name="ce7">
            <text:p>96.23</text:p>
          </table:table-cell>
          <table:table-cell office:value-type="float" office:value="21" table:style-name="ce6">
            <text:p>21</text:p>
          </table:table-cell>
          <table:table-cell office:value-type="float" office:value="20" table:style-name="ce7">
            <text:p>20.00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7">
            <text:p>5.00</text:p>
          </table:table-cell>
          <table:table-cell office:value-type="float" office:value="6" table:style-name="ce6">
            <text:p>6</text:p>
          </table:table-cell>
          <table:table-cell office:value-type="float" office:value="1" table:style-name="ce7">
            <text:p>1.00</text:p>
          </table:table-cell>
          <table:table-cell office:value-type="float" office:value="342" table:style-name="ce8">
            <text:p>342</text:p>
          </table:table-cell>
          <table:table-cell office:value-type="float" office:value="328.63" table:style-name="ce9">
            <text:p>328.6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7">
            <text:p>8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8" table:style-name="ce8">
            <text:p>8</text:p>
          </table:table-cell>
          <table:table-cell office:value-type="float" office:value="8" table:style-name="ce9">
            <text:p>8.00</text:p>
          </table:table-cell>
          <table:table-cell table:style-name="ce7"/>
          <table:table-cell office:value-type="float" office:value="350" table:style-name="ce8">
            <text:p>350</text:p>
          </table:table-cell>
          <table:table-cell office:value-type="float" office:value="336.63" table:style-name="ce9">
            <text:p>336.63</text:p>
          </table:table-cell>
          <table:table-cell office:value-type="currency" office:value="1031162.02" table:style-name="ce10">
            <text:p>£1,031,162.02</text:p>
          </table:table-cell>
          <table:table-cell office:value-type="currency" office:value="12768.91" table:style-name="ce10">
            <text:p>£12,768.91</text:p>
          </table:table-cell>
          <table:table-cell office:value-type="currency" office:value="17000" table:style-name="ce10">
            <text:p>£17,000.00</text:p>
          </table:table-cell>
          <table:table-cell office:value-type="currency" office:value="11178.42" table:style-name="ce10">
            <text:p>£11,178.42</text:p>
          </table:table-cell>
          <table:table-cell office:value-type="currency" office:value="254846.23" table:style-name="ce10">
            <text:p>£254,846.23</text:p>
          </table:table-cell>
          <table:table-cell office:value-type="currency" office:value="111967.22" table:style-name="ce10">
            <text:p>£111,967.22</text:p>
          </table:table-cell>
          <table:table-cell office:value-type="currency" office:value="1438922.8" table:style-name="ce11">
            <text:p>£1,438,922.80</text:p>
          </table:table-cell>
          <table:table-cell office:value-type="currency" office:value="0" table:style-name="ce10">
            <text:p>£0.00</text:p>
          </table:table-cell>
          <table:table-cell office:value-type="currency" office:value="115871" table:style-name="ce10">
            <text:p>£115,871.00</text:p>
          </table:table-cell>
          <table:table-cell office:value-type="currency" office:value="115871" table:style-name="ce11">
            <text:p>£115,871.00</text:p>
          </table:table-cell>
          <table:table-cell office:value-type="currency" office:value="1554793.8" table:style-name="ce12">
            <text:p>£1,554,793.80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7">
            <text:p>5.00</text:p>
          </table:table-cell>
          <table:table-cell office:value-type="float" office:value="9" table:style-name="ce6">
            <text:p>9</text:p>
          </table:table-cell>
          <table:table-cell office:value-type="float" office:value="8.1999999999999993" table:style-name="ce7">
            <text:p>8.20</text:p>
          </table:table-cell>
          <table:table-cell office:value-type="float" office:value="93" table:style-name="ce6">
            <text:p>93</text:p>
          </table:table-cell>
          <table:table-cell office:value-type="float" office:value="90.73" table:style-name="ce7">
            <text:p>90.73</text:p>
          </table:table-cell>
          <table:table-cell office:value-type="float" office:value="8" table:style-name="ce6">
            <text:p>8</text:p>
          </table:table-cell>
          <table:table-cell office:value-type="float" office:value="7.8" table:style-name="ce7">
            <text:p>7.80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17" table:style-name="ce8">
            <text:p>117</text:p>
          </table:table-cell>
          <table:table-cell office:value-type="float" office:value="113.73" table:style-name="ce9">
            <text:p>113.7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117" table:style-name="ce8">
            <text:p>117</text:p>
          </table:table-cell>
          <table:table-cell office:value-type="float" office:value="113.73" table:style-name="ce9">
            <text:p>113.73</text:p>
          </table:table-cell>
          <table:table-cell office:value-type="currency" office:value="360365.92" table:style-name="ce10">
            <text:p>£360,365.92</text:p>
          </table:table-cell>
          <table:table-cell office:value-type="currency" office:value="7514.62" table:style-name="ce10">
            <text:p>£7,514.62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90718.86" table:style-name="ce10">
            <text:p>£90,718.86</text:p>
          </table:table-cell>
          <table:table-cell office:value-type="currency" office:value="39023.61" table:style-name="ce10">
            <text:p>£39,023.61</text:p>
          </table:table-cell>
          <table:table-cell office:value-type="currency" office:value="497623.00999999995" table:style-name="ce11">
            <text:p>£497,623.01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497623.00999999995" table:style-name="ce12">
            <text:p>£497,623.01</text:p>
          </table:table-cell>
          <table:table-cell table:style-name="ce5"/>
          <table:table-cell table:number-columns-repeated="16342" table:style-name="ce14"/>
        </table:table-row>
        <table:table-row table:number-rows-repeated="6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6343" table:style-name="ce14"/>
        </table:table-row>
        <table:table-row table:number-rows-repeated="4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0" table:style-name="ce14"/>
          <table:table-cell table:number-columns-repeated="16333" table:style-name="ce1"/>
        </table:table-row>
        <table:table-row table:style-name="ro4">
          <table:table-cell table:number-columns-repeated="16384" table:style-name="ce1"/>
        </table:table-row>
        <table:table-row table:number-rows-repeated="16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0" table:style-name="ce14"/>
          <table:table-cell table:number-columns-repeated="16333" table:style-name="ce1"/>
        </table:table-row>
        <table:table-row table:style-name="ro3">
          <table:table-cell table:number-columns-repeated="51" table:style-name="ce14"/>
          <table:table-cell table:number-columns-repeated="16333" table:style-name="ce1"/>
        </table:table-row>
        <table:table-row table:number-rows-repeated="104854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Raji Mathew John</meta:initial-creator>
    <dc:creator>Mathew John Raji</dc:creator>
    <meta:creation-date>2022-05-25T10:02:41Z</meta:creation-date>
    <dc:date>2023-04-21T11:13:15Z</dc:date>
  </office:meta>
</office:document-meta>
</file>